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ésentation Projets Tuteurés 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Université Paris 8 – Vincennes – Saint-Denis</text:span></text:p>
            <text:p><text:span text:style-name="T1"/></text:p>
            <text:p><text:span text:style-name="T1">Binôme : Nizar ABAK-KALI, Alexis ZURAWSKA</text:span></text:p>
            <text:p><text:span text:style-name="T1"/></text:p>
            <text:p><text:span text:style-name="T1">Tuteur : Larbi BOUBCHIR</text:span></text:p>
            <text:p><text:span text:style-name="T1"/></text:p>
            <text:p><text:span text:style-name="T1">Sujet : Interface Cerveau-Machine pour détection des différents états d'une personne atteinte de la maladie d'Alzhei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n quoi consiste le projet ?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Cinq états à faire apprendre au réseau de neurones développé :</text:span></text:p>
            <text:p><text:span text:style-name="T1">-lecture ;</text:span></text:p>
            <text:p><text:span text:style-name="T1">-écriture ;</text:span></text:p>
            <text:p><text:span text:style-name="T1">-attention sur un film ;</text:span></text:p>
            <text:p><text:span text:style-name="T1">-discussion ;</text:span></text:p>
            <text:p><text:span text:style-name="T1">-rep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uelques explications sur les concepts étudiés et utilisé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Réseaux de neurones ;</text:span></text:p>
            <text:p text:style-name="P1"><text:span text:style-name="T1">-BCI ;</text:span></text:p>
            <text:p text:style-name="P1"><text:span text:style-name="T1">-algorithme du grad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utils utilisé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Code java</text:span></text:p>
            <text:p><text:span text:style-name="T1">IDE : IntelliJ</text:span></text:p>
            <text:p><text:span text:style-name="T1">Librairie java JfreeCharts pour réaliser des graphiques</text:span></text:p>
            <text:p><text:span text:style-name="T1">LaTeX pour la rédaction du rapport</text:span></text:p>
            <text:p><text:span text:style-name="T1">GitHub pour le dépôt d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e qui a été fai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Mise en place du dépôt GitHub avec toutes les sources et certains documents et liens utiles</text:span></text:p>
            <text:p><text:span text:style-name="T1">Développement des fonctions mathématiques</text:span></text:p>
            <text:p><text:span text:style-name="T1">Squelette du rapport fi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e qui n'a pas encore été fai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éveloppement des fonction temporelles pour le réseau de neurones</text:span></text:p>
            <text:p><text:span text:style-name="T1">Développement du traitement du signal EEG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Zurawska</meta:initial-creator>
    <meta:creation-date>2015-11-20T11:22:09.11</meta:creation-date>
    <meta:editing-duration>PT1H44M23S</meta:editing-duration>
    <meta:editing-cycles>3</meta:editing-cycles>
    <dc:date>2015-11-21T13:48:39.72</dc:date>
    <dc:creator>ABAK-KALI Nizar</dc:creator>
    <meta:generator>OpenOffice/4.1.1$Win32 OpenOffice.org_project/411m6$Build-9775</meta:generator>
    <meta:document-statistic meta:object-count="45"/>
  </office:meta>
</office:document-meta>
</file>